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v Vol Weekly Regular ||Vol: C: - Development ||Zone: ProgramsWindows - !ZoneLabelProgramsWidows! ||Step: File Actions started. ||Zone: 6.000000 (6.000000) of <text:s text:c="15"/>20 ||Server: VolRavenPc - <text:s/>started on 2021-11-22 13:51:15 0:00:34 ||"VolumeUsed: 4856559370.240006 of <text:s text:c="2"/>978,856,534,016</text:p>
      <text:p text:style-name="Standard">----------------------------------------------------------</text:p>
      <text:p text:style-name="Standard">Zones Processed: </text:p>
      <text:p text:style-name="Standard">----------------------------------------------------------</text:p>
      <text:p text:style-name="Standard">Volume started.</text:p>
      <text:p text:style-name="Standard"/>
      <text:p text:style-name="Standard">Zone: 1.000000 0.000000 0:00:35 Boot Boot</text:p>
      <text:p text:style-name="Standard"><text:tab/>A-( size 0.861469 / actual gap 1.528317 / act size 2.389786) </text:p>
      <text:p text:style-name="Standard"><text:tab/>- [begin 0.000000 / <text:s/>zone end 0.861469 / gap used 1.528317 / gap unused 64.255137 / round up 0.010000]</text:p>
      <text:p text:style-name="Standard"><text:tab/>A-( size 0.000000 / actual gap 1.528313 / act size 1.528313) </text:p>
      <text:p text:style-name="Standard"><text:tab/>- [begin 0.861473 / <text:s/>zone end 0.861473 / gap used 1.528313 / gap unused 64.255137 / round up 0.010000]</text:p>
      <text:p text:style-name="Standard">Zone: 2.000000 0.000000 0:00:35 BootData BootData</text:p>
      <text:p text:style-name="Standard"><text:tab/>A-( size 0.082389 / actual gap 2.307398 / act size 2.389787) </text:p>
      <text:p text:style-name="Standard"><text:tab/>- [begin 2.389786 / <text:s/>zone end 2.472175 / gap used 2.307398 / gap unused 62.726824 / round up 0.010000]</text:p>
      <text:p text:style-name="Standard"><text:tab/>A-( size 0.000000 / actual gap 2.307398 / act size 2.307398) </text:p>
      <text:p text:style-name="Standard"><text:tab/>- [begin 2.472175 / <text:s/>zone end 2.472175 / gap used 2.307398 / gap unused 62.726462 / round up 0.010000]</text:p>
      <text:p text:style-name="Standard">Zone: 3.000000 0.000000 0:00:35 ProgramHints ProgramHints</text:p>
      <text:p text:style-name="Standard">Zone: 4.000000 0.000000 0:00:35 ProgramHintsData ProgramHintsData</text:p>
      <text:p text:style-name="Standard">Zone: 5.000000 0.000000 0:00:35 Programs Programs</text:p>
      <text:p text:style-name="Standard"><text:tab/>A-( size 16.391063 / actual gap 2.727230 / act size 19.118293) </text:p>
      <text:p text:style-name="Standard"><text:tab/>- [begin 4.779572 / <text:s/>zone end 21.170635 / gap used 2.727230 / gap unused 59.615139 / round up 0.020000]</text:p>
      <text:p text:style-name="Standard"><text:tab/>A-( size 0.000000 / actual gap 2.727230 / act size 2.727230) </text:p>
      <text:list xml:id="list3064245190727974015" text:style-name="L1">
        <text:list-item>
          <text:list>
            <text:list-item>
              <text:p text:style-name="P1">[begin 21.170635 / <text:s/>zone end 21.170635 / gap used 2.727230 / gap unused 59.617004 / round up 0.020000]</text:p>
            </text:list-item>
          </text:list>
        </text:list-item>
      </text:list>
      <text:p text:style-name="Standard">**** Dgh: Run Analysis:</text:p>
      <text:p text:style-name="Standard">Data was WAY above the zone end into Zone 6. There were many stripes of free space, the largest blocks being in the middle of the zone. Zone 6 started at 23.89 but this was striped with Zone 5 data and free space . This is a SkipBlock phenomena.</text:p>
      <text:p text:style-name="Standard"/>
      <text:p text:style-name="Standard">Zone: 6.000000 0.000000 0:00:35 ProgramsWindows !ZoneLabelProgramsWidows!</text:p>
      <text:p text:style-name="Standard"><text:tab/>A-( size 8.373463 / actual gap 1.185683 / act size 9.559146) </text:p>
      <text:p text:style-name="Standard"><text:tab/>- [begin 23.897864 / <text:s/>zone end 32.271327 / gap used 1.185683 / gap unused 55.449652 / round up 0.020000]</text:p>
      <text:p text:style-name="Standard">----------------------------------------------------------</text:p>
      <text:p text:style-name="Standard">Zone Processing Step:</text:p>
      <text:p text:style-name="Standard">Zone started.</text:p>
      <text:p text:style-name="Standard">1.000000 Selecting Files.</text:p>
      <text:p text:style-name="Standard"><text:soft-page-break/>2.000000 Calculating Gap.</text:p>
      <text:p text:style-name="Standard">3.000000 File Actions started.</text:p>
      <text:p text:style-name="Standard"><text:s text:c="4"/></text:p>
      <text:p text:style-name="Standard">----------------------------------------------------------</text:p>
      <text:p text:style-name="Standard">----------------------------------------------------------</text:p>
      <text:p text:style-name="Standard">Current Zone:</text:p>
      <text:p text:style-name="Standard">----------------------------------------------------------</text:p>
      <text:p text:style-name="Standard">Zone: 5.000000 Programs Programs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2.727230 (1.141202%)</text:p>
      <text:p text:style-name="Standard"><text:s text:c="16"/>Total: 2.727230 (10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1.170635 (0.000000%)</text:p>
      <text:p text:style-name="Standard"><text:s text:c="12"/>Files End: 21.170635</text:p>
      <text:p text:style-name="Standard"><text:s text:c="13"/>Zone End: 23.897865 (1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141202% (2.727230)</text:p>
      <text:p text:style-name="Standard"><text:s text:c="17"/></text:p>
      <text:p text:style-name="Standard"><text:s text:c="15"/>The desired min gap size. (GapRequested): 0.465918 <text:s/>(Loc) 21.636553</text:p>
      <text:p text:style-name="Standard"><text:s text:c="14"/>Must be half the zone size. (GapAdjusted): 0.000000 <text:s/>(---) 21.170635</text:p>
      <text:p text:style-name="Standard"><text:s text:c="15"/>Align to the volume evenly. (GapRounded): 2.727230 <text:s/>(---) 23.897865</text:p>
      <text:p text:style-name="Standard"><text:s text:c="10"/>The remaining space available. (GapAvailable): 59.617004 <text:s/>(---) 80.787639</text:p>
      <text:p text:style-name="Standard"><text:s text:c="6"/>The lower of adjusted and available. (GapCurrent): 2.727230 <text:s/>(---) 23.897865</text:p>
      <text:p text:style-name="Standard"><text:s text:c="4"/>(GapCurrent) after any code you inserted. (GapUsed): 2.727230 <text:s/>(---) 23.897865</text:p>
      <text:p text:style-name="Standard"><text:soft-page-break/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7633604572.178096 (0.779849%)</text:p>
      <text:p text:style-name="Standard"><text:s text:c="19"/>Total Used: 53763628892.160011 (20.702375%)</text:p>
      <text:p text:style-name="Standard"><text:s text:c="9"/>Volume Used by Zones: 11170732441.600006 (1.141202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Programs</text:p>
      <text:p text:style-name="Standard"># Programs start.</text:p>
      <text:p text:style-name="Standard"># Mark: 1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oft-page-break/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<text:soft-page-break/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oft-page-break/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# Bad idea. This pushed lots of programs and data to archive.</text:p>
      <text:p text:style-name="Standard"><text:s text:c="2"/># DirectoryName("$*")</text:p>
      <text:p text:style-name="Standard"><text:s text:c="2"/># or DirectoryName("0*")</text:p>
      <text:p text:style-name="Standard"><text:s text:c="2"/># or DirectoryName("1*")</text:p>
      <text:p text:style-name="Standard"><text:s text:c="2"/># or DirectoryName("2*")</text:p>
      <text:p text:style-name="Standard"><text:s text:c="2"/># or DirectoryName("3*")</text:p>
      <text:p text:style-name="Standard"><text:s text:c="2"/># or DirectoryName("4*")</text:p>
      <text:p text:style-name="Standard"><text:s text:c="2"/># or DirectoryName("5*")</text:p>
      <text:p text:style-name="Standard"><text:s text:c="2"/># or DirectoryName("6*")</text:p>
      <text:p text:style-name="Standard"><text:s text:c="2"/># or DirectoryName("7*")</text:p>
      <text:p text:style-name="Standard"><text:s text:c="2"/># or DirectoryName("8*")</text:p>
      <text:p text:style-name="Standard"><text:s text:c="2"/># or DirectoryName("9*")</text:p>
      <text:p text:style-name="Standard"><text:s text:c="2"/># or </text:p>
      <text:p text:style-name="Standard"><text:s text:c="2"/>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oft-page-break/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Mark: 2</text:p>
      <text:p text:style-name="Standard"># Programs</text:p>
      <text:p text:style-name="Standard">and (</text:p>
      <text:p text:style-name="Standard"># Mark: 3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oft-page-break/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Mark: 4</text:p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21"/># Script: ZoneDo ZoneTypeSelectOsDataDynamic</text:p>
      <text:p text:style-name="Standard"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oft-page-break/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21"/>or </text:p>
      <text:p text:style-name="Standard"><text:s text:c="21"/>DirectoryName("Windows*")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----------------------------------------------------------</text:p>
      <text:p text:style-name="Standard">Volume Statistics:</text:p>
      <text:p text:style-name="Standard">----------------------------------------------------------</text:p>
      <text:p text:style-name="Standard">VOLUME: C: !VolumeDescription</text:p>
      <text:p text:style-name="Standard">!.</text:p>
      <text:p text:style-name="Standard">.</text:p>
      <text:p text:style-name="Standard">Volume: C:</text:p>
      <text:p text:style-name="Standard">.</text:p>
      <text:p text:style-name="Standard">----------------------------------------------------------</text:p>
      <text:p text:style-name="Standard">VOLUME: C: Development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Development</text:p>
      <text:p text:style-name="Standard">Divisor: (0.000000) <text:s/></text:p>
      <text:p text:style-name="Standard"><text:s text:c="10"/>Volume Size: <text:s text:c="8"/>978,856,534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Used: <text:s text:c="8"/>719,068,921,856 (1797693134862315700000000000000000000000000000000000000000000000000000000000000000000000000000000000000000000000<text:soft-page-break/>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Free: <text:s text:c="8"/>259,787,612,160,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9"/></text:p>
      <text:p text:style-name="Standard"><text:s text:c="5"/>Volume Used Calc: <text:s text:c="6"/>!VolumeUsedTotal!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6"/>Volume Free Adj: <text:s text:c="6"/>190840239224.808900</text:p>
      <text:p text:style-name="Standard"><text:s text:c="4"/>Bytes per cluster: <text:s text:c="22"/>0 bytes</text:p>
      <text:p text:style-name="Standard"/>
      <text:p text:style-name="Standard"><text:s text:c="3"/>Unfragmented Items: <text:s text:c="22"/>0</text:p>
      <text:p text:style-name="Standard"><text:s text:c="5"/>Fragmented Items: <text:s text:c="22"/>0</text:p>
      <text:p text:style-name="Standard"/>
      <text:p text:style-name="Standard"><text:s text:c="4"/>Unfragmented Data: <text:s text:c="22"/>0 bytes</text:p>
      <text:p text:style-name="Standard"><text:s text:c="6"/>Fragmented Data: <text:s text:c="22"/>0 bytes</text:p>
      <text:p text:style-name="Standard"/>
      <text:p text:style-name="Standard"><text:s text:c="13"/>All Gaps: <text:s text:c="17"/>59,114</text:p>
      <text:p text:style-name="Standard"><text:s text:c="13"/>All gaps: <text:s text:c="22"/>0 bytes</text:p>
      <text:p text:style-name="Standard"><text:s text:c="10"/>Average gap: <text:s text:c="22"/>0 bytes</text:p>
      <text:p text:style-name="Standard"><text:s text:c="11"/>Median gap: <text:s text:c="22"/>0 bytes</text:p>
      <text:p text:style-name="Standard"><text:s text:c="10"/>Biggest gap: <text:s text:c="22"/>0 bytes</text:p>
      <text:p text:style-name="Standard"/>
      <text:p text:style-name="Standard"><text:s text:c="13"/>MFT Zone: <text:s text:c="6"/>Shares Location: 29365696020.480000 </text:p>
      <text:p text:style-name="Standard"><text:s text:c="17"/>Size: <text:s text:c="22"/>0 Gap: 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Development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<text:soft-page-break/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Unknown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5"/>0 bytes</text:p>
      <text:p text:style-name="Standard">Average end-begin distance: <text:s text:c="11"/>0.0000 clusters</text:p>
      <text:p text:style-name="Standard"><text:s text:c="28"/>--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16"/>0</text:p>
      <text:p text:style-name="Standard"><text:s text:c="2"/>Fragmented Items: <text:s text:c="16"/>0</text:p>
      <text:p text:style-name="Standard"><text:s/>Unfragmented Data: <text:s text:c="16"/>0 bytes</text:p>
      <text:p text:style-name="Standard"><text:s text:c="3"/>Fragmented Data: <text:s text:c="16"/>0 bytes</text:p>
      <text:p text:style-name="Standard">Gaps:</text:p>
      <text:p text:style-name="Standard"><text:s text:c="10"/>All Gaps: <text:s text:c="11"/>59,112</text:p>
      <text:p text:style-name="Standard"><text:s text:c="10"/>All gaps: <text:s text:c="16"/>0 bytes</text:p>
      <text:p text:style-name="Standard"><text:s text:c="7"/>Average gap: <text:s text:c="16"/>0 bytes</text:p>
      <text:p text:style-name="Standard"><text:s text:c="8"/>Median gap: <text:s text:c="16"/>0 bytes</text:p>
      <text:p text:style-name="Standard"><text:s text:c="7"/>Biggest gap: <text:s text:c="16"/>0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54,103 <text:s text:c="10"/>91.5263%</text:p>
      <text:p text:style-name="Standard"><text:s text:c="3"/>Big gaps <text:s text:c="16"/>5,009 <text:s text:c="11"/>8.4737%</text:p>
      <text:p text:style-name="Standard"><text:s text:c="16"/>----------------- -----------------</text:p>
      <text:p text:style-name="Standard"><text:soft-page-break/><text:s text:c="3"/>All gaps <text:s text:c="15"/>59,112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18"/>0 <text:s text:c="11"/>0.0000 <text:s text:c="11"/>9.9097%</text:p>
      <text:p text:style-name="Standard"><text:s text:c="3"/>Big gaps <text:s text:c="20"/>0 <text:s text:c="11"/>0.0000 <text:s text:c="10"/>90.0903%</text:p>
      <text:p text:style-name="Standard"><text:s text:c="16"/>----------------- ----------------- -----------------</text:p>
      <text:p text:style-name="Standard"><text:s text:c="3"/>All gaps <text:s text:c="20"/>0 <text:s text:c="11"/>0.0000 <text:s text:c="9"/>100.0000%</text:p>
      <text:p text:style-name="Standard"/>
      <text:p text:style-name="Standard"><text:s text:c="3"/>Average gap <text:s text:c="17"/>0 <text:s text:c="11"/>0.0000 <text:s text:c="11"/>0.0017%</text:p>
      <text:p text:style-name="Standard"><text:s text:c="3"/>Median gap <text:s text:c="18"/>0 <text:s text:c="11"/>0.0000 <text:s text:c="11"/>0.0001%</text:p>
      <text:p text:style-name="Standard"><text:s text:c="3"/>Biggest gap <text:s text:c="17"/>0 <text:s text:c="11"/>0.0000 <text:s text:c="11"/>2.1517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oft-page-break/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<text:soft-page-break/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.</text:p>
      <text:p text:style-name="Standard">!Title! started.</text:p>
      <text:p text:style-name="Standard">2021-11-22 13:51:16.</text:p>
      <text:p text:style-name="Standard">.</text:p>
      <text:p text:style-name="Standard"><text:soft-page-break/>----------------------------------------------------------</text:p>
      <text:p text:style-name="Standard">----------------------------------------------------------</text:p>
      <text:p text:style-name="Standard">SUMMARY: C: !VolumeDescription</text:p>
      <text:p text:style-name="Standard">!.</text:p>
      <text:p text:style-name="Standard">.</text:p>
      <text:p text:style-name="Standard">Volume: C:</text:p>
      <text:p text:style-name="Standard">.</text:p>
      <text:p text:style-name="Standard">----------------------------------------------------------</text:p>
      <text:p text:style-name="Standard">VOLUME: C: Development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Development</text:p>
      <text:p text:style-name="Standard">Divisor: (0.000000) <text:s/></text:p>
      <text:p text:style-name="Standard"><text:s text:c="10"/>Volume Size: <text:s text:c="8"/>978,856,534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Used: <text:s text:c="8"/>719,068,921,85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Free: <text:s text:c="8"/>259,787,612,160,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9"/></text:p>
      <text:p text:style-name="Standard"><text:s text:c="5"/>Volume Used Calc: <text:s text:c="6"/>!VolumeUsedTotal!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6"/>Volume Free Adj: <text:s text:c="6"/>190840239224.808900</text:p>
      <text:p text:style-name="Standard"><text:s text:c="4"/>Bytes per cluster: <text:s text:c="22"/>0 bytes</text:p>
      <text:p text:style-name="Standard"/>
      <text:p text:style-name="Standard"><text:s text:c="3"/>Unfragmented Items: <text:s text:c="22"/>0</text:p>
      <text:p text:style-name="Standard"><text:s text:c="5"/>Fragmented Items: <text:s text:c="22"/>0</text:p>
      <text:p text:style-name="Standard"/>
      <text:p text:style-name="Standard"><text:soft-page-break/><text:s text:c="4"/>Unfragmented Data: <text:s text:c="22"/>0 bytes</text:p>
      <text:p text:style-name="Standard"><text:s text:c="6"/>Fragmented Data: <text:s text:c="22"/>0 bytes</text:p>
      <text:p text:style-name="Standard"/>
      <text:p text:style-name="Standard"><text:s text:c="13"/>All Gaps: <text:s text:c="17"/>59,114</text:p>
      <text:p text:style-name="Standard"><text:s text:c="13"/>All gaps: <text:s text:c="22"/>0 bytes</text:p>
      <text:p text:style-name="Standard"><text:s text:c="10"/>Average gap: <text:s text:c="22"/>0 bytes</text:p>
      <text:p text:style-name="Standard"><text:s text:c="11"/>Median gap: <text:s text:c="22"/>0 bytes</text:p>
      <text:p text:style-name="Standard"><text:s text:c="10"/>Biggest gap: <text:s text:c="22"/>0 bytes</text:p>
      <text:p text:style-name="Standard"/>
      <text:p text:style-name="Standard"><text:s text:c="13"/>MFT Zone: <text:s text:c="6"/>Shares Location: 29365696020.480000 </text:p>
      <text:p text:style-name="Standard"><text:s text:c="17"/>Size: <text:s text:c="22"/>0 Gap: 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Development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Unknown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5"/>0 bytes</text:p>
      <text:p text:style-name="Standard">Average end-begin distance: <text:s text:c="11"/>0.0000 clusters</text:p>
      <text:p text:style-name="Standard"><text:s text:c="28"/>--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16"/>0</text:p>
      <text:p text:style-name="Standard"><text:s text:c="2"/>Fragmented Items: <text:s text:c="16"/>0</text:p>
      <text:p text:style-name="Standard"><text:soft-page-break/><text:s/>Unfragmented Data: <text:s text:c="16"/>0 bytes</text:p>
      <text:p text:style-name="Standard"><text:s text:c="3"/>Fragmented Data: <text:s text:c="16"/>0 bytes</text:p>
      <text:p text:style-name="Standard">Gaps:</text:p>
      <text:p text:style-name="Standard"><text:s text:c="10"/>All Gaps: <text:s text:c="11"/>59,112</text:p>
      <text:p text:style-name="Standard"><text:s text:c="10"/>All gaps: <text:s text:c="16"/>0 bytes</text:p>
      <text:p text:style-name="Standard"><text:s text:c="7"/>Average gap: <text:s text:c="16"/>0 bytes</text:p>
      <text:p text:style-name="Standard"><text:s text:c="8"/>Median gap: <text:s text:c="16"/>0 bytes</text:p>
      <text:p text:style-name="Standard"><text:s text:c="7"/>Biggest gap: <text:s text:c="16"/>0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54,103 <text:s text:c="10"/>91.5263%</text:p>
      <text:p text:style-name="Standard"><text:s text:c="3"/>Big gaps <text:s text:c="16"/>5,009 <text:s text:c="11"/>8.4737%</text:p>
      <text:p text:style-name="Standard"><text:s text:c="16"/>----------------- -----------------</text:p>
      <text:p text:style-name="Standard"><text:s text:c="3"/>All gaps <text:s text:c="15"/>59,112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18"/>0 <text:s text:c="11"/>0.0000 <text:s text:c="11"/>9.9097%</text:p>
      <text:p text:style-name="Standard"><text:s text:c="3"/>Big gaps <text:s text:c="20"/>0 <text:s text:c="11"/>0.0000 <text:s text:c="10"/>90.0903%</text:p>
      <text:p text:style-name="Standard"><text:s text:c="16"/>----------------- ----------------- -----------------</text:p>
      <text:p text:style-name="Standard"><text:s text:c="3"/>All gaps <text:s text:c="20"/>0 <text:s text:c="11"/>0.0000 <text:s text:c="9"/>100.0000%</text:p>
      <text:p text:style-name="Standard"/>
      <text:p text:style-name="Standard"><text:s text:c="3"/>Average gap <text:s text:c="17"/>0 <text:s text:c="11"/>0.0000 <text:s text:c="11"/>0.0017%</text:p>
      <text:p text:style-name="Standard"><text:s text:c="3"/>Median gap <text:s text:c="18"/>0 <text:s text:c="11"/>0.0000 <text:s text:c="11"/>0.0001%</text:p>
      <text:p text:style-name="Standard"><text:s text:c="3"/>Biggest gap <text:s text:c="17"/>0 <text:s text:c="11"/>0.0000 <text:s text:c="11"/>2.1517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<text:soft-page-break/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<text:soft-page-break/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oft-page-break/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.</text:p>
      <text:p text:style-name="Standard">!Title! started.</text:p>
      <text:p text:style-name="Standard">2021-11-22 13:51:16.</text:p>
      <text:p text:style-name="Standard">.</text:p>
      <text:p text:style-name="Standard">Divisor: (4096000000.000000) <text:s/></text:p>
      <text:p text:style-name="Standard"><text:s text:c="10"/>Volume Size: <text:s text:c="8"/>978,856,534,016 (238.978646)</text:p>
      <text:p text:style-name="Standard"><text:s text:c="10"/>Volume Used: <text:s text:c="8"/>719,164,436,480 (175.577246)</text:p>
      <text:p text:style-name="Standard"><text:s text:c="10"/>Volume Free: <text:s text:c="8"/>259,692,097,536, (63.401391)</text:p>
      <text:p text:style-name="Standard"><text:s text:c="9"/></text:p>
      <text:p text:style-name="Standard"><text:s text:c="5"/>Volume Used Calc: <text:s text:c="6"/>29365696020.480000 (63.401400)</text:p>
      <text:p text:style-name="Standard"><text:s text:c="6"/>Volume Free Adj: <text:s text:c="6"/>190840114304.452420</text:p>
      <text:p text:style-name="Standard"><text:s text:c="4"/>Bytes per cluster: <text:s text:c="18"/>4,096 bytes</text:p>
      <text:p text:style-name="Standard"/>
      <text:p text:style-name="Standard"><text:s text:c="3"/>Unfragmented Items: <text:s text:c="14"/>2,231,160</text:p>
      <text:p text:style-name="Standard"><text:s text:c="5"/>Fragmented Items: <text:s text:c="18"/>4,364</text:p>
      <text:p text:style-name="Standard"/>
      <text:p text:style-name="Standard"><text:s text:c="4"/>Unfragmented Data: <text:s text:c="8"/>558,900,015,104 bytes</text:p>
      <text:p text:style-name="Standard"><text:s text:c="6"/>Fragmented Data: <text:s text:c="8"/>160,129,294,336 bytes</text:p>
      <text:p text:style-name="Standard"/>
      <text:p text:style-name="Standard"><text:s text:c="13"/>All Gaps: <text:s text:c="17"/>58,946</text:p>
      <text:p text:style-name="Standard"><text:s text:c="13"/>All gaps: <text:s text:c="8"/>259,718,529,024 bytes</text:p>
      <text:p text:style-name="Standard"><text:soft-page-break/><text:s text:c="10"/>Average gap: <text:s text:c="14"/>4,403,200 bytes</text:p>
      <text:p text:style-name="Standard"><text:s text:c="11"/>Median gap: <text:s text:c="16"/>159,744 bytes</text:p>
      <text:p text:style-name="Standard"><text:s text:c="10"/>Biggest gap: <text:s text:c="10"/>5,590,450,176 bytes</text:p>
      <text:p text:style-name="Standard"/>
      <text:p text:style-name="Standard"><text:s text:c="13"/>MFT Zone: <text:s text:c="6"/>Shares Location: 29365696020.480000 </text:p>
      <text:p text:style-name="Standard"><text:s text:c="17"/>Size: <text:s text:c="22"/>0 Gap: 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!VolumeDescription</text:p>
      <text:p text:style-name="Standard">!.</text:p>
      <text:p text:style-name="Standard">.</text:p>
      <text:p text:style-name="Standard">Volume: C:</text:p>
      <text:p text:style-name="Standard">.</text:p>
      <text:p text:style-name="Standard">----------------------------------------------------------</text:p>
      <text:p text:style-name="Standard">VOLUME: C: Development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Development</text:p>
      <text:p text:style-name="Standard">Divisor: (0.000000) <text:s/></text:p>
      <text:p text:style-name="Standard"><text:s text:c="10"/>Volume Size: <text:s text:c="8"/>978,856,534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Used: <text:s text:c="8"/>719,068,921,85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10"/>Volume Free: <text:s text:c="8"/>259,787,612,160,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Standard"><text:s text:c="9"/></text:p>
      <text:p text:style-name="Standard"><text:s text:c="5"/>Volume Used Calc: <text:s text:c="6"/>!VolumeUsedTotal! (179769313486231570000000000000000000000000000000000000000000000000000000000000000000000000000000000000000000000000000000000000000000000000000000000000000000000000000000000000000000000000000000000000000000000000000000000000000<text:soft-page-break/>000000000000000000000000000000000000000000000000000000000000000000000000000000000000.000000)</text:p>
      <text:p text:style-name="Standard"><text:s text:c="6"/>Volume Free Adj: <text:s text:c="6"/>190840239224.808900</text:p>
      <text:p text:style-name="Standard"><text:s text:c="4"/>Bytes per cluster: <text:s text:c="22"/>0 bytes</text:p>
      <text:p text:style-name="Standard"/>
      <text:p text:style-name="Standard"><text:s text:c="3"/>Unfragmented Items: <text:s text:c="22"/>0</text:p>
      <text:p text:style-name="Standard"><text:s text:c="5"/>Fragmented Items: <text:s text:c="22"/>0</text:p>
      <text:p text:style-name="Standard"/>
      <text:p text:style-name="Standard"><text:s text:c="4"/>Unfragmented Data: <text:s text:c="22"/>0 bytes</text:p>
      <text:p text:style-name="Standard"><text:s text:c="6"/>Fragmented Data: <text:s text:c="22"/>0 bytes</text:p>
      <text:p text:style-name="Standard"/>
      <text:p text:style-name="Standard"><text:s text:c="13"/>All Gaps: <text:s text:c="17"/>59,114</text:p>
      <text:p text:style-name="Standard"><text:s text:c="13"/>All gaps: <text:s text:c="22"/>0 bytes</text:p>
      <text:p text:style-name="Standard"><text:s text:c="10"/>Average gap: <text:s text:c="22"/>0 bytes</text:p>
      <text:p text:style-name="Standard"><text:s text:c="11"/>Median gap: <text:s text:c="22"/>0 bytes</text:p>
      <text:p text:style-name="Standard"><text:s text:c="10"/>Biggest gap: <text:s text:c="22"/>0 bytes</text:p>
      <text:p text:style-name="Standard"/>
      <text:p text:style-name="Standard"><text:s text:c="13"/>MFT Zone: <text:s text:c="6"/>Shares Location: 29365696020.480000 </text:p>
      <text:p text:style-name="Standard"><text:s text:c="17"/>Size: <text:s text:c="22"/>0 Gap: !MftGap!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Development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Unknown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5"/>0 bytes</text:p>
      <text:p text:style-name="Standard">Average end-begin distance: <text:s text:c="11"/>0.0000 clusters</text:p>
      <text:p text:style-name="Standard"><text:soft-page-break/><text:s text:c="28"/>--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16"/>0</text:p>
      <text:p text:style-name="Standard"><text:s text:c="2"/>Fragmented Items: <text:s text:c="16"/>0</text:p>
      <text:p text:style-name="Standard"><text:s/>Unfragmented Data: <text:s text:c="16"/>0 bytes</text:p>
      <text:p text:style-name="Standard"><text:s text:c="3"/>Fragmented Data: <text:s text:c="16"/>0 bytes</text:p>
      <text:p text:style-name="Standard">Gaps:</text:p>
      <text:p text:style-name="Standard"><text:s text:c="10"/>All Gaps: <text:s text:c="11"/>59,112</text:p>
      <text:p text:style-name="Standard"><text:s text:c="10"/>All gaps: <text:s text:c="16"/>0 bytes</text:p>
      <text:p text:style-name="Standard"><text:s text:c="7"/>Average gap: <text:s text:c="16"/>0 bytes</text:p>
      <text:p text:style-name="Standard"><text:s text:c="8"/>Median gap: <text:s text:c="16"/>0 bytes</text:p>
      <text:p text:style-name="Standard"><text:s text:c="7"/>Biggest gap: <text:s text:c="16"/>0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54,103 <text:s text:c="10"/>91.5263%</text:p>
      <text:p text:style-name="Standard"><text:s text:c="3"/>Big gaps <text:s text:c="16"/>5,009 <text:s text:c="11"/>8.4737%</text:p>
      <text:p text:style-name="Standard"><text:s text:c="16"/>----------------- -----------------</text:p>
      <text:p text:style-name="Standard"><text:s text:c="3"/>All gaps <text:s text:c="15"/>59,112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18"/>0 <text:s text:c="11"/>0.0000 <text:s text:c="11"/>9.9097%</text:p>
      <text:p text:style-name="Standard"><text:s text:c="3"/>Big gaps <text:s text:c="20"/>0 <text:s text:c="11"/>0.0000 <text:s text:c="10"/>90.0903%</text:p>
      <text:p text:style-name="Standard"><text:s text:c="16"/>----------------- ----------------- -----------------</text:p>
      <text:p text:style-name="Standard"><text:s text:c="3"/>All gaps <text:s text:c="20"/>0 <text:s text:c="11"/>0.0000 <text:s text:c="9"/>100.0000%</text:p>
      <text:p text:style-name="Standard"><text:soft-page-break/></text:p>
      <text:p text:style-name="Standard"><text:s text:c="3"/>Average gap <text:s text:c="17"/>0 <text:s text:c="11"/>0.0000 <text:s text:c="11"/>0.0017%</text:p>
      <text:p text:style-name="Standard"><text:s text:c="3"/>Median gap <text:s text:c="18"/>0 <text:s text:c="11"/>0.0000 <text:s text:c="11"/>0.0001%</text:p>
      <text:p text:style-name="Standard"><text:s text:c="3"/>Biggest gap <text:s text:c="17"/>0 <text:s text:c="11"/>0.0000 <text:s text:c="11"/>2.1517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oft-page-break/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8"/>0 <text:s text:c="16"/>0 <text:s text:c="16"/>0</text:p>
      <text:p text:style-name="Standard"><text:s text:c="3"/>Folders <text:s text:c="16"/>0 <text:s text:c="16"/>0 <text:s text:c="16"/>0</text:p>
      <text:p text:style-name="Standard"><text:s text:c="3"/>------- ----------------- ----------------- -----------------</text:p>
      <text:p text:style-name="Standard"><text:s text:c="3"/>All <text:s text:c="20"/>0 <text:s text:c="16"/>0 <text:s text:c="16"/>0</text:p>
      <text:p text:style-name="Standard"/>
      <text:p text:style-name="Standard"><text:soft-page-break/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3"/>0.0000 <text:s text:c="11"/>0.0000 <text:s text:c="11"/>0.0000</text:p>
      <text:p text:style-name="Standard"><text:s text:c="3"/>Folders <text:s text:c="11"/>0.0000 <text:s text:c="11"/>0.0000 <text:s text:c="11"/>0.0000</text:p>
      <text:p text:style-name="Standard"><text:s text:c="3"/>------- ----------------- ----------------- -----------------</text:p>
      <text:p text:style-name="Standard"><text:s text:c="3"/>All <text:s text:c="15"/>0.0000 <text:s text:c="11"/>0.0000 <text:s text:c="11"/>0.000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6"/>---% <text:s text:c="13"/>---% <text:s text:c="13"/>---%</text:p>
      <text:p text:style-name="Standard"><text:s text:c="3"/>Folders <text:s text:c="14"/>---% <text:s text:c="13"/>---% <text:s text:c="13"/>---%</text:p>
      <text:p text:style-name="Standard"><text:s text:c="3"/>------- ----------------- ----------------- -----------------</text:p>
      <text:p text:style-name="Standard"><text:s text:c="3"/>All <text:s text:c="18"/>---% <text:s text:c="13"/>---% <text:s text:c="13"/>---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.</text:p>
      <text:p text:style-name="Standard">!Title! started.</text:p>
      <text:p text:style-name="Standard">2021-11-22 13:51:16.</text:p>
      <text:p text:style-name="Standard">.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NTFS</text:p>
      <text:p text:style-name="Standard"/>
      <text:p text:style-name="Standard">Total disk space: <text:s text:c="12"/>978,856,534,016 bytes</text:p>
      <text:p text:style-name="Standard"><text:soft-page-break/><text:s text:c="37"/>911.6312 gigabytes</text:p>
      <text:p text:style-name="Standard"/>
      <text:p text:style-name="Standard">Bytes per cluster: <text:s text:c="21"/>4,096 bytes</text:p>
      <text:p text:style-name="Standard">Average end-begin distance: <text:s text:c="5"/>468,539.4502 clusters</text:p>
      <text:p text:style-name="Standard"><text:s text:c="39"/>0.1961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8"/>2,231,160</text:p>
      <text:p text:style-name="Standard"><text:s text:c="2"/>Fragmented Items: <text:s text:c="12"/>4,364</text:p>
      <text:p text:style-name="Standard"><text:s/>Unfragmented Data: <text:s text:c="2"/>558,900,015,104 bytes</text:p>
      <text:p text:style-name="Standard"><text:s text:c="3"/>Fragmented Data: <text:s text:c="2"/>160,129,294,336 bytes</text:p>
      <text:p text:style-name="Standard">Gaps:</text:p>
      <text:p text:style-name="Standard"><text:s text:c="10"/>All Gaps: <text:s text:c="11"/>58,946</text:p>
      <text:p text:style-name="Standard"><text:s text:c="10"/>All gaps: <text:s text:c="2"/>259,718,529,024 bytes</text:p>
      <text:p text:style-name="Standard"><text:s text:c="7"/>Average gap: <text:s text:c="8"/>4,403,200 bytes</text:p>
      <text:p text:style-name="Standard"><text:s text:c="8"/>Median gap: <text:s text:c="10"/>159,744 bytes</text:p>
      <text:p text:style-name="Standard"><text:s text:c="7"/>Biggest gap: <text:s text:c="4"/>5,590,450,176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53,952 <text:s text:c="10"/>91.5278%</text:p>
      <text:p text:style-name="Standard"><text:s text:c="3"/>Big gaps <text:s text:c="16"/>4,994 <text:s text:c="11"/>8.4722%</text:p>
      <text:p text:style-name="Standard"><text:s text:c="16"/>----------------- -----------------</text:p>
      <text:p text:style-name="Standard"><text:s text:c="3"/>All gaps <text:s text:c="15"/>58,946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oft-page-break/><text:s text:c="3"/>Small gaps <text:s text:c="5"/>25,736,839,168 <text:s text:c="10"/>23.9693 <text:s text:c="11"/>9.9095%</text:p>
      <text:p text:style-name="Standard"><text:s text:c="3"/>Big gaps <text:s text:c="6"/>233,981,689,856 <text:s text:c="9"/>217.9124 <text:s text:c="10"/>90.0905%</text:p>
      <text:p text:style-name="Standard"><text:s text:c="16"/>----------------- ----------------- -----------------</text:p>
      <text:p text:style-name="Standard"><text:s text:c="3"/>All gaps <text:s text:c="6"/>259,718,529,024 <text:s text:c="9"/>241.8817 <text:s text:c="9"/>100.0000%</text:p>
      <text:p text:style-name="Standard"/>
      <text:p text:style-name="Standard"><text:s text:c="3"/>Average gap <text:s text:c="9"/>4,403,200 <text:s text:c="11"/>0.0041 <text:s text:c="11"/>0.0017%</text:p>
      <text:p text:style-name="Standard"><text:s text:c="3"/>Median gap <text:s text:c="12"/>159,744 <text:s text:c="11"/>0.0001 <text:s text:c="11"/>0.0001%</text:p>
      <text:p text:style-name="Standard"><text:s text:c="3"/>Biggest gap <text:s text:c="5"/>5,590,450,176 <text:s text:c="11"/>5.2065 <text:s text:c="11"/>2.1525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0"/>1,856,393 <text:s text:c="12"/>4,335 <text:s text:c="8"/>1,860,728</text:p>
      <text:p text:style-name="Standard"><text:s text:c="3"/>Folders <text:s text:c="10"/>374,767 <text:s text:c="15"/>29 <text:s text:c="10"/>374,796</text:p>
      <text:p text:style-name="Standard"><text:s text:c="3"/>------- ----------------- ----------------- -----------------</text:p>
      <text:p text:style-name="Standard"><text:s text:c="3"/>All <text:s text:c="12"/>2,231,160 <text:s text:c="12"/>4,364 <text:s text:c="8"/>2,235,524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83.0406% <text:s text:c="10"/>0.1939% <text:s text:c="9"/>83.2345%</text:p>
      <text:p text:style-name="Standard"><text:s text:c="3"/>Folders <text:s text:c="10"/>16.7642% <text:s text:c="10"/>0.0013% <text:s text:c="9"/>16.7655%</text:p>
      <text:p text:style-name="Standard"><text:s text:c="3"/>------- ----------------- ----------------- -----------------</text:p>
      <text:p text:style-name="Standard"><text:s text:c="3"/>All <text:s text:c="14"/>99.8048% <text:s text:c="10"/>0.1952% <text:s text:c="8"/>100.0000%</text:p>
      <text:p text:style-name="Standard"/>
      <text:p text:style-name="Standard"><text:soft-page-break/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557,939,523,584 <text:s text:c="2"/>160,115,671,040 <text:s text:c="2"/>718,055,194,624</text:p>
      <text:p text:style-name="Standard"><text:s text:c="3"/>Folders <text:s text:c="6"/>960,491,520 <text:s text:c="7"/>13,623,296 <text:s text:c="6"/>974,114,816</text:p>
      <text:p text:style-name="Standard"><text:s text:c="3"/>------- ----------------- ----------------- -----------------</text:p>
      <text:p text:style-name="Standard"><text:s text:c="3"/>All <text:s text:c="6"/>558,900,015,104 <text:s text:c="2"/>160,129,294,336 <text:s text:c="2"/>719,029,309,440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519.6217 <text:s text:c="9"/>149.1193 <text:s text:c="9"/>668.7410</text:p>
      <text:p text:style-name="Standard"><text:s text:c="3"/>Folders <text:s text:c="11"/>0.8945 <text:s text:c="11"/>0.0127 <text:s text:c="11"/>0.9072</text:p>
      <text:p text:style-name="Standard"><text:s text:c="3"/>------- ----------------- ----------------- -----------------</text:p>
      <text:p text:style-name="Standard"><text:s text:c="3"/>All <text:s text:c="13"/>520.5162 <text:s text:c="9"/>149.1320 <text:s text:c="9"/>669.6482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77.5962% <text:s text:c="9"/>22.2683% <text:s text:c="9"/>99.8645%</text:p>
      <text:p text:style-name="Standard"><text:s text:c="3"/>Folders <text:s text:c="11"/>0.1336% <text:s text:c="10"/>0.0019% <text:s text:c="10"/>0.1355%</text:p>
      <text:p text:style-name="Standard"><text:s text:c="3"/>------- ----------------- ----------------- -----------------</text:p>
      <text:p text:style-name="Standard"><text:s text:c="3"/>All <text:s text:c="14"/>77.7298% <text:s text:c="9"/>22.2702% <text:s text:c="8"/>100.0000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556,033,163,591 <text:s text:c="2"/>224,389,948,046 <text:s text:c="2"/>780,423,111,637</text:p>
      <text:p text:style-name="Standard"><text:soft-page-break/><text:s text:c="3"/>Folders <text:s text:c="6"/>960,461,574 <text:s text:c="7"/>13,623,296 <text:s text:c="6"/>974,084,870</text:p>
      <text:p text:style-name="Standard"><text:s text:c="3"/>------- ----------------- ----------------- -----------------</text:p>
      <text:p text:style-name="Standard"><text:s text:c="3"/>All <text:s text:c="6"/>556,993,625,165 <text:s text:c="2"/>224,403,571,342 <text:s text:c="2"/>781,397,196,507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517.8462 <text:s text:c="9"/>208.9794 <text:s text:c="9"/>726.8257</text:p>
      <text:p text:style-name="Standard"><text:s text:c="3"/>Folders <text:s text:c="11"/>0.8945 <text:s text:c="11"/>0.0127 <text:s text:c="11"/>0.9072</text:p>
      <text:p text:style-name="Standard"><text:s text:c="3"/>------- ----------------- ----------------- -----------------</text:p>
      <text:p text:style-name="Standard"><text:s text:c="3"/>All <text:s text:c="13"/>518.7407 <text:s text:c="9"/>208.9921 <text:s text:c="9"/>727.7328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71.1588% <text:s text:c="9"/>28.7165% <text:s text:c="9"/>99.8753%</text:p>
      <text:p text:style-name="Standard"><text:s text:c="3"/>Folders <text:s text:c="11"/>0.1229% <text:s text:c="10"/>0.0017% <text:s text:c="10"/>0.1247%</text:p>
      <text:p text:style-name="Standard"><text:s text:c="3"/>------- ----------------- ----------------- -----------------</text:p>
      <text:p text:style-name="Standard"><text:s text:c="3"/>All <text:s text:c="14"/>71.2818% <text:s text:c="9"/>28.7182% <text:s text:c="8"/>100.0000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----------------------------------------------------------</text:p>
      <text:p text:style-name="Standard">Zone Detailed Report:</text:p>
      <text:p text:style-name="Standard">----------------------------------------------------------</text:p>
      <text:p text:style-name="Standard"/>
      <text:p text:style-name="Standard"/>
      <text:p text:style-name="Standard"/>
      <text:p text:style-name="Standard">----------------------------------------------------------</text:p>
      <text:p text:style-name="Standard">Zone: 1.000000 Boot Boot Statistics Report:</text:p>
      <text:p text:style-name="Standard">------------------</text:p>
      <text:p text:style-name="Standard"><text:soft-page-break/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1.528313 (0.639519%)</text:p>
      <text:p text:style-name="Standard"><text:s text:c="16"/>Total: 1.528313 (1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861473 (0.000000%)</text:p>
      <text:p text:style-name="Standard"><text:s text:c="12"/>Files End: 0.861473</text:p>
      <text:p text:style-name="Standard"><text:s text:c="13"/>Zone End: 2.389786 (1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1.000000%</text:p>
      <text:p text:style-name="Standard"><text:s text:c="12"/>Actual Gap: 0.639519% (1.528313)</text:p>
      <text:p text:style-name="Standard"><text:s text:c="17"/></text:p>
      <text:p text:style-name="Standard"><text:s text:c="15"/>The desired min gap size. (GapRequested): 0.232959 <text:s/>(Loc) 1.094432</text:p>
      <text:p text:style-name="Standard"><text:s text:c="14"/>Must be half the zone size. (GapAdjusted): 0.000000 <text:s/>(---) 0.861473</text:p>
      <text:p text:style-name="Standard"><text:s text:c="15"/>Align to the volume evenly. (GapRounded): 1.528313 <text:s/>(---) 2.389786</text:p>
      <text:p text:style-name="Standard"><text:s text:c="10"/>The remaining space available. (GapAvailable): 64.255137 <text:s/>(---) 65.116610</text:p>
      <text:p text:style-name="Standard"><text:s text:c="6"/>The lower of adjusted and available. (GapCurrent): 1.528313 <text:s/>(---) 2.389786</text:p>
      <text:p text:style-name="Standard"><text:s text:c="4"/>(GapCurrent) after any code you inserted. (GapUsed): 1.528313 <text:s/>(---) 2.38978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908401143.044524 (0.194962%)</text:p>
      <text:p text:style-name="Standard"><text:s text:c="19"/>Total Used: 12519960248.320000 (4.825390%)</text:p>
      <text:p text:style-name="Standard"><text:s text:c="9"/>Volume Used by Zones: 6259971932.160000 (0.639519%)</text:p>
      <text:p text:style-name="Standard"/>
      <text:p text:style-name="Standard">Directory and Files Select:</text:p>
      <text:p text:style-name="Standard">---------------------------</text:p>
      <text:p text:style-name="Standard"><text:soft-page-break/># Script: ZoneDo ZoneTypeSelectOsBoot</text:p>
      <text:p text:style-name="Standard"># Boot start.</text:p>
      <text:p text:style-name="Standard">ImportListFromBootOptimize()</text:p>
      <text:p text:style-name="Standard"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.000000 Boot Boot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1.528313 (0.639519%)</text:p>
      <text:p text:style-name="Standard"><text:s text:c="16"/>Total: 1.528313 (1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861473 (0.000000%)</text:p>
      <text:p text:style-name="Standard"><text:s text:c="12"/>Files End: 0.861473</text:p>
      <text:p text:style-name="Standard"><text:s text:c="13"/>Zone End: 2.389786 (1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7"/>Volume Rounding: 1.000000%</text:p>
      <text:p text:style-name="Standard"><text:s text:c="12"/>Actual Gap: 0.639519% (1.528313)</text:p>
      <text:p text:style-name="Standard"><text:s text:c="17"/></text:p>
      <text:p text:style-name="Standard"><text:s text:c="15"/>The desired min gap size. (GapRequested): 0.232959 <text:s/>(Loc) 1.094432</text:p>
      <text:p text:style-name="Standard"><text:s text:c="14"/>Must be half the zone size. (GapAdjusted): 0.000000 <text:s/>(---) 0.861473</text:p>
      <text:p text:style-name="Standard"><text:s text:c="15"/>Align to the volume evenly. (GapRounded): 1.528313 <text:s/>(---) 2.389786</text:p>
      <text:p text:style-name="Standard"><text:s text:c="10"/>The remaining space available. (GapAvailable): 64.255137 <text:s/>(---) 65.116610</text:p>
      <text:p text:style-name="Standard"><text:soft-page-break/><text:s text:c="6"/>The lower of adjusted and available. (GapCurrent): 1.528313 <text:s/>(---) 2.389786</text:p>
      <text:p text:style-name="Standard"><text:s text:c="4"/>(GapCurrent) after any code you inserted. (GapUsed): 1.528313 <text:s/>(---) 2.38978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908401143.044524 (0.194962%)</text:p>
      <text:p text:style-name="Standard"><text:s text:c="19"/>Total Used: 12519960248.320000 (4.825390%)</text:p>
      <text:p text:style-name="Standard"><text:s text:c="9"/>Volume Used by Zones: 6259971932.160000 (0.639519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Boot</text:p>
      <text:p text:style-name="Standard"># Boot start.</text:p>
      <text:p text:style-name="Standard">ImportListFromBootOptimize()</text:p>
      <text:p text:style-name="Standard"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4.000000 ProgramHintsData ProgramHintsData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0.000000 (0.000000%)</text:p>
      <text:p text:style-name="Standard"><text:s text:c="16"/>Total: 0.000000 (0.000000%)</text:p>
      <text:p text:style-name="Standard"/>
      <text:p text:style-name="Standard"><text:s text:c="8"/>Files/folders: 0.000000 (0.000000%) </text:p>
      <text:p text:style-name="Standard"><text:s text:c="12"/>Fragments: 0.00000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000000 (0.000000%)</text:p>
      <text:p text:style-name="Standard"><text:s text:c="12"/>Files End: 0.000000</text:p>
      <text:p text:style-name="Standard"><text:s text:c="13"/>Zone End: 0.000000 (0.000000%)</text:p>
      <text:p text:style-name="Standard"><text:soft-page-break/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000000%</text:p>
      <text:p text:style-name="Standard"><text:s text:c="7"/>Volume Rounding: 0.000000%</text:p>
      <text:p text:style-name="Standard"><text:s text:c="12"/>Actual Gap: 0.000000% (0.000000)</text:p>
      <text:p text:style-name="Standard"><text:s text:c="17"/></text:p>
      <text:p text:style-name="Standard"><text:s text:c="15"/>The desired min gap size. (GapRequested): 0.000000 <text:s/>(Loc) 2.705134</text:p>
      <text:p text:style-name="Standard"><text:s text:c="14"/>Must be half the zone size. (GapAdjusted): 0.000000 <text:s/>(---) 2.472175</text:p>
      <text:p text:style-name="Standard"><text:s text:c="15"/>Align to the volume evenly. (GapRounded): 0.000000 <text:s/>(---) 4.779573</text:p>
      <text:p text:style-name="Standard"><text:s text:c="10"/>The remaining space available. (GapAvailable): 0.000000 <text:s/>(---) 65.198637</text:p>
      <text:p text:style-name="Standard"><text:s text:c="6"/>The lower of adjusted and available. (GapCurrent): 0.000000 <text:s/>(---) 4.779573</text:p>
      <text:p text:style-name="Standard"><text:s text:c="4"/>(GapCurrent) after any code you inserted. (GapUsed): 0.000000 <text:s/>(---) 4.77957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3816802286.089048 (0.389925%)</text:p>
      <text:p text:style-name="Standard"><text:s text:c="19"/>Total Used: 31422164008.959999 (12.110576%)</text:p>
      <text:p text:style-name="Standard"><text:s text:c="9"/>Volume Used by Zones: 9451101880.320000 (0.965525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Hints - Data files.</text:p>
      <text:p text:style-name="Standard"><text:s text:c="16"/>not(</text:p>
      <text:p text:style-name="Standard"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oft-page-break/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4.000000 ProgramHintsData ProgramHintsData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0.000000 (0.000000%)</text:p>
      <text:p text:style-name="Standard"><text:s text:c="16"/>Total: 0.000000 (0.000000%)</text:p>
      <text:p text:style-name="Standard"/>
      <text:p text:style-name="Standard"><text:s text:c="8"/>Files/folders: 0.000000 (0.000000%) </text:p>
      <text:p text:style-name="Standard"><text:s text:c="12"/>Fragments: 0.00000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000000 (0.000000%)</text:p>
      <text:p text:style-name="Standard"><text:s text:c="12"/>Files End: 0.000000</text:p>
      <text:p text:style-name="Standard"><text:s text:c="13"/>Zone End: 0.000000 (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000000%</text:p>
      <text:p text:style-name="Standard"><text:s text:c="7"/>Volume Rounding: 0.000000%</text:p>
      <text:p text:style-name="Standard"><text:s text:c="12"/>Actual Gap: 0.000000% (0.000000)</text:p>
      <text:p text:style-name="Standard"><text:s text:c="17"/></text:p>
      <text:p text:style-name="Standard"><text:s text:c="15"/>The desired min gap size. (GapRequested): 0.000000 <text:s/>(Loc) 2.705134</text:p>
      <text:p text:style-name="Standard"><text:s text:c="14"/>Must be half the zone size. (GapAdjusted): 0.000000 <text:s/>(---) 2.472175</text:p>
      <text:p text:style-name="Standard"><text:s text:c="15"/>Align to the volume evenly. (GapRounded): 0.000000 <text:s/>(---) 4.779573</text:p>
      <text:p text:style-name="Standard"><text:s text:c="10"/>The remaining space available. (GapAvailable): 0.000000 <text:s/>(---) 65.198637</text:p>
      <text:p text:style-name="Standard"><text:s text:c="6"/>The lower of adjusted and available. (GapCurrent): 0.000000 <text:s/>(---) 4.779573</text:p>
      <text:p text:style-name="Standard"><text:s text:c="4"/>(GapCurrent) after any code you inserted. (GapUsed): 0.000000 <text:s/>(---) 4.779573</text:p>
      <text:p text:style-name="Standard"><text:s text:c="5"/></text:p>
      <text:p text:style-name="Standard"><text:s text:c="3"/>Free Space after Zone:</text:p>
      <text:p text:style-name="Standard"><text:soft-page-break/><text:s text:c="3"/>------------------------</text:p>
      <text:p text:style-name="Standard"><text:s text:c="14"/>Total Requested: 3816802286.089048 (0.389925%)</text:p>
      <text:p text:style-name="Standard"><text:s text:c="19"/>Total Used: 31422164008.959999 (12.110576%)</text:p>
      <text:p text:style-name="Standard"><text:s text:c="9"/>Volume Used by Zones: 9451101880.320000 (0.965525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Hints - Data files.</text:p>
      <text:p text:style-name="Standard"><text:s text:c="16"/>not(</text:p>
      <text:p text:style-name="Standard"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5.000000 Programs Programs 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6"/>Files: 0.000000 (0.000000%)</text:p>
      <text:p text:style-name="Standard"><text:s text:c="18"/>Gap: 2.727230 (1.141202%)</text:p>
      <text:p text:style-name="Standard"><text:s text:c="16"/>Total: 2.727230 (10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><text:soft-page-break/></text:p>
      <text:p text:style-name="Standard"><text:s text:c="3"/>Location:</text:p>
      <text:p text:style-name="Standard"><text:s text:c="3"/>------------------------</text:p>
      <text:p text:style-name="Standard"><text:s text:c="11"/>Zone Start: 21.170635 (0.000000%)</text:p>
      <text:p text:style-name="Standard"><text:s text:c="12"/>Files End: 21.170635</text:p>
      <text:p text:style-name="Standard"><text:s text:c="13"/>Zone End: 23.897865 (1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7"/>Volume Rounding: 2.000000%</text:p>
      <text:p text:style-name="Standard"><text:s text:c="12"/>Actual Gap: 1.141202% (2.727230)</text:p>
      <text:p text:style-name="Standard"><text:s text:c="17"/></text:p>
      <text:p text:style-name="Standard"><text:s text:c="15"/>The desired min gap size. (GapRequested): 0.465918 <text:s/>(Loc) 21.636553</text:p>
      <text:p text:style-name="Standard"><text:s text:c="14"/>Must be half the zone size. (GapAdjusted): 0.000000 <text:s/>(---) 21.170635</text:p>
      <text:p text:style-name="Standard"><text:s text:c="15"/>Align to the volume evenly. (GapRounded): 2.727230 <text:s/>(---) 23.897865</text:p>
      <text:p text:style-name="Standard"><text:s text:c="10"/>The remaining space available. (GapAvailable): 59.617004 <text:s/>(---) 80.787639</text:p>
      <text:p text:style-name="Standard"><text:s text:c="6"/>The lower of adjusted and available. (GapCurrent): 2.727230 <text:s/>(---) 23.897865</text:p>
      <text:p text:style-name="Standard"><text:s text:c="4"/>(GapCurrent) after any code you inserted. (GapUsed): 2.727230 <text:s/>(---) 23.897865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7633604572.178096 (0.779849%)</text:p>
      <text:p text:style-name="Standard"><text:s text:c="19"/>Total Used: 53763628892.160011 (20.702375%)</text:p>
      <text:p text:style-name="Standard"><text:s text:c="9"/>Volume Used by Zones: 11170732441.600006 (1.141202%)</text:p>
      <text:p text:style-name="Standard"/>
      <text:p text:style-name="Standard">Directory and Files Select:</text:p>
      <text:p text:style-name="Standard">---------------------------</text:p>
      <text:p text:style-name="Standard"># Script: ZoneDo ZoneTypeSelectOsPrograms</text:p>
      <text:p text:style-name="Standard"># Programs start.</text:p>
      <text:p text:style-name="Standard"># Mark: 1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<text:soft-page-break/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<text:soft-page-break/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oft-page-break/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# Bad idea. This pushed lots of programs and data to archive.</text:p>
      <text:p text:style-name="Standard"><text:s text:c="2"/># DirectoryName("$*")</text:p>
      <text:p text:style-name="Standard"><text:s text:c="2"/># or DirectoryName("0*")</text:p>
      <text:p text:style-name="Standard"><text:s text:c="2"/># or DirectoryName("1*")</text:p>
      <text:p text:style-name="Standard"><text:s text:c="2"/># or DirectoryName("2*")</text:p>
      <text:p text:style-name="Standard"><text:s text:c="2"/># or DirectoryName("3*")</text:p>
      <text:p text:style-name="Standard"><text:s text:c="2"/># or DirectoryName("4*")</text:p>
      <text:p text:style-name="Standard"><text:s text:c="2"/># or DirectoryName("5*")</text:p>
      <text:p text:style-name="Standard"><text:s text:c="2"/># or DirectoryName("6*")</text:p>
      <text:p text:style-name="Standard"><text:soft-page-break/><text:s text:c="2"/># or DirectoryName("7*")</text:p>
      <text:p text:style-name="Standard"><text:s text:c="2"/># or DirectoryName("8*")</text:p>
      <text:p text:style-name="Standard"><text:s text:c="2"/># or DirectoryName("9*")</text:p>
      <text:p text:style-name="Standard"><text:s text:c="2"/># or </text:p>
      <text:p text:style-name="Standard"><text:s text:c="2"/>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><text:soft-page-break/></text:p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Mark: 2</text:p>
      <text:p text:style-name="Standard"># Programs</text:p>
      <text:p text:style-name="Standard">and (</text:p>
      <text:p text:style-name="Standard"># Mark: 3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Mark: 4</text:p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21"/># Script: ZoneDo ZoneTypeSelectOsDataDynamic</text:p>
      <text:p text:style-name="Standard"><text:soft-page-break/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21"/>or </text:p>
      <text:p text:style-name="Standard"><text:s text:c="21"/>DirectoryName("Windows*")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G Horsman</meta:initial-creator>
    <meta:creation-date>2021-11-22T10:24:57.21</meta:creation-date>
    <dc:date>2021-11-22T16:17:45.64</dc:date>
    <dc:creator>David G Horsman</dc:creator>
    <meta:editing-duration>PT5H37M35S</meta:editing-duration>
    <meta:editing-cycles>3</meta:editing-cycles>
    <meta:generator>OpenOffice/4.1.11$Win32 OpenOffice.org_project/4111m1$Build-9808</meta:generator>
    <meta:document-statistic meta:table-count="0" meta:image-count="0" meta:object-count="0" meta:page-count="43" meta:paragraph-count="1333" meta:word-count="4080" meta:character-count="55681"/>
  </office:meta>
</office:document-meta>
</file>